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3106*"/>
    </style:style>
    <style:style style:name="Table1.B" style:family="table-column">
      <style:table-column-properties style:column-width="3.401cm" style:rel-column-width="13108*"/>
    </style:style>
    <style:style style:name="Table1.C" style:family="table-column">
      <style:table-column-properties style:column-width="3.401cm" style:rel-column-width="13107*"/>
    </style:style>
    <style:style style:name="Table1.A1" style:family="table-cell">
      <style:table-cell-properties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le1.E1" style:family="table-cell">
      <style:table-cell-properties fo:background-color="#999999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text-properties officeooo:rsid="001e75aa" officeooo:paragraph-rsid="0020c999"/>
    </style:style>
    <style:style style:name="P5" style:family="paragraph" style:parent-style-name="Text_20_body">
      <style:text-properties officeooo:rsid="00356cf9" officeooo:paragraph-rsid="00356cf9"/>
    </style:style>
    <style:style style:name="P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font-size="14pt" style:font-size-asian="14pt" style:font-size-complex="14pt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ject" text:name="tr.project"/>
        <text:user-field-decl office:value-type="string" office:string-value="Schedule" text:name="tr.schedule"/>
        <text:user-field-decl office:value-type="string" office:string-value="Manager" text:name="tr.manager"/>
        <text:user-field-decl office:value-type="string" office:string-value="Name" text:name="project.name"/>
        <text:user-field-decl office:value-type="string" office:string-value="Name" text:name="schedule.name"/>
        <text:user-field-decl office:value-type="string" office:string-value="Manager" text:name="project.manager"/>
        <text:user-field-decl office:value-type="string" office:string-value="project; values=bcws effort, bcwp effort, acwp effort;" text:name="chartBudgetEffort"/>
        <text:user-field-decl office:value-type="string" office:string-value="project; values=bcws cost, bcwp cost, acwp cost;" text:name="chartBudgetCost"/>
        <text:user-field-decl office:value-type="string" office:string-value="project; values=spi effort, cpi effort;" text:name="chartPerformanceEffort"/>
        <text:user-field-decl office:value-type="string" office:string-value="project; values=spi cost, cpi cost;" text:name="chartPerformanceCost"/>
        <text:user-field-decl office:value-type="string" office:string-value="BCWS" text:name="tr.bcws"/>
        <text:user-field-decl office:value-type="string" office:string-value="BCWP" text:name="tr.bcwp"/>
        <text:user-field-decl office:value-type="string" office:string-value="ACWP" text:name="tr.acwp"/>
        <text:user-field-decl office:value-type="string" office:string-value="SPI" text:name="tr.spi"/>
        <text:user-field-decl office:value-type="string" office:string-value="CPI" text:name="tr.cpi"/>
        <text:user-field-decl office:value-type="string" office:string-value="BCWS Cost" text:name="project.bcwscost"/>
        <text:user-field-decl office:value-type="string" office:string-value="BCWP Cost" text:name="project.bcwpcost"/>
        <text:user-field-decl office:value-type="string" office:string-value="ACWP Cost" text:name="project.acwpcost"/>
        <text:user-field-decl office:value-type="string" office:string-value="SPI Cost" text:name="project.spicost"/>
        <text:user-field-decl office:value-type="string" office:string-value="CPI Cost" text:name="project.cpicost"/>
        <text:user-field-decl office:value-type="string" office:string-value="BCWS Effort" text:name="project.bcwseffort"/>
        <text:user-field-decl office:value-type="string" office:string-value="BCWP Effort" text:name="project.bcwpeffort"/>
        <text:user-field-decl office:value-type="string" office:string-value="ACWP Effort" text:name="project.acwpeffort"/>
        <text:user-field-decl office:value-type="string" office:string-value="SPI Effort" text:name="project.spieffort"/>
        <text:user-field-decl office:value-type="string" office:string-value="CPI Effort" text:name="project.cpieffort"/>
        <text:user-field-decl office:value-type="string" office:string-value="projects" text:name="tableProjects"/>
        <text:user-field-decl office:value-type="string" office:string-value="State" text:name="schedule.state"/>
        <text:user-field-decl office:value-type="string" office:string-value="Direction" text:name="schedule.direction"/>
        <text:user-field-decl office:value-type="string" office:string-value="Overbooking" text:name="schedule.overbooking"/>
        <text:user-field-decl office:value-type="string" office:string-value="Distribution" text:name="schedule.distribution"/>
        <text:user-field-decl office:value-type="string" office:string-value="Planned Start" text:name="schedule.plannedstart"/>
        <text:user-field-decl office:value-type="string" office:string-value="Planned Finish" text:name="schedule.plannedfinish"/>
        <text:user-field-decl office:value-type="string" office:string-value="Scheduler" text:name="schedule.scheduler"/>
        <text:user-field-decl office:value-type="string" office:string-value="Granularity" text:name="schedule.granularity"/>
        <text:user-field-decl office:value-type="string" office:string-value="Mode" text:name="schedule.mode"/>
        <text:user-field-decl office:value-type="string" office:string-value="schedules" text:name="tableSchedules"/>
        <text:user-field-decl office:value-type="string" office:string-value="tasks" text:name="tableTasks"/>
        <text:user-field-decl office:value-type="string" office:string-value="Name" text:name="tableTasks.name"/>
        <text:user-field-decl office:value-type="string" office:string-value="Type" text:name="tableTasks.Type"/>
        <text:user-field-decl office:value-type="string" office:string-value="Priority" text:name="tableTasks.priority"/>
        <text:user-field-decl office:value-type="string" office:string-value="Responsible" text:name="tableTasks.responsible"/>
        <text:user-field-decl office:value-type="string" office:string-value="Allocation" text:name="tableTasks.allocation"/>
        <text:user-field-decl office:value-type="string" office:string-value="Estimate Type" text:name="tableTasks.estimatetype"/>
        <text:user-field-decl office:value-type="string" office:string-value="Calendar" text:name="tableTasks.calendar"/>
        <text:user-field-decl office:value-type="string" office:string-value="Estimate" text:name="tableTasks.estimate"/>
        <text:user-field-decl office:value-type="string" office:string-value="Optimistic" text:name="tableTasks.optimistic"/>
        <text:user-field-decl office:value-type="string" office:string-value="Pessimistic" text:name="tableTasks.pessimistic"/>
        <text:user-field-decl office:value-type="string" office:string-value="Risk" text:name="tableTasks.Risk"/>
        <text:user-field-decl office:value-type="string" office:string-value="Constraint" text:name="tableTasks.constraint"/>
        <text:user-field-decl office:value-type="string" office:string-value="Constraint Start" text:name="tableTasks.constraintstart"/>
        <text:user-field-decl office:value-type="string" office:string-value="Constraint End" text:name="tableTasks.constraintend"/>
        <text:user-field-decl office:value-type="string" office:string-value="Running Account" text:name="tableTasks.runningaccount"/>
        <text:user-field-decl office:value-type="string" office:string-value="Startup Account" text:name="tableTasks.startupaccount"/>
        <text:user-field-decl office:value-type="string" office:string-value="Startup Cost" text:name="tableTasks.Startup Cost"/>
        <text:user-field-decl office:value-type="string" office:string-value="Shutdown Account" text:name="tableTasks.shutdownaccount"/>
        <text:user-field-decl office:value-type="string" office:string-value="Shutdown Cost" text:name="tableTasks.shutdowncost"/>
        <text:user-field-decl office:value-type="string" office:string-value="Description" text:name="tableTasks.description"/>
        <text:user-field-decl office:value-type="string" office:string-value="Expected" text:name="tableTasks.expected"/>
        <text:user-field-decl office:value-type="string" office:string-value="Variance (Est)" text:name="tableTasks.varianceest"/>
        <text:user-field-decl office:value-type="string" office:string-value="Start Time" text:name="tableTasks.starttime"/>
        <text:user-field-decl office:value-type="string" office:string-value="End Time" text:name="tableTasks.endtime"/>
        <text:user-field-decl office:value-type="string" office:string-value="Early Start" text:name="tableTasks.earlystart"/>
        <text:user-field-decl office:value-type="string" office:string-value="Early Finish" text:name="tableTasks.earlyfinish"/>
        <text:user-field-decl office:value-type="string" office:string-value="Late Start" text:name="tableTasks.latestart"/>
        <text:user-field-decl office:value-type="string" office:string-value="Late Finish" text:name="tableTasks.latefinish"/>
        <text:user-field-decl office:value-type="string" office:string-value="Positive Float" text:name="tableTasks.positivefloat"/>
        <text:user-field-decl office:value-type="string" office:string-value="Free Float" text:name="tableTasks.freefloat"/>
        <text:user-field-decl office:value-type="string" office:string-value="Negative Float" text:name="tableTasks.negativefloat"/>
        <text:user-field-decl office:value-type="string" office:string-value="Start Float" text:name="tableTasks.startfloat"/>
        <text:user-field-decl office:value-type="string" office:string-value="Finish Float" text:name="tableTasks.finishfloat"/>
        <text:user-field-decl office:value-type="string" office:string-value="Assignments" text:name="tableTasks.Assignments"/>
        <text:user-field-decl office:value-type="string" office:string-value="Duration" text:name="tableTasks.Duration"/>
        <text:user-field-decl office:value-type="string" office:string-value="Variance (Dur)" text:name="tableTasks.variancedur"/>
        <text:user-field-decl office:value-type="string" office:string-value="Optimistic (Dur)" text:name="tableTasks.optimisticdur"/>
        <text:user-field-decl office:value-type="string" office:string-value="Pessimistic (Dur)" text:name="tableTasks.pessimisticdur"/>
        <text:user-field-decl office:value-type="string" office:string-value="Status" text:name="tableTasks.status"/>
        <text:user-field-decl office:value-type="string" office:string-value="Planned Effort" text:name="tableTasks.plannedeffort"/>
        <text:user-field-decl office:value-type="string" office:string-value="Actual Effort" text:name="tableTasks.actualeffort"/>
        <text:user-field-decl office:value-type="string" office:string-value="Remaining Effort" text:name="tableTasks.remainingeffort"/>
        <text:user-field-decl office:value-type="string" office:string-value="Planned Cost" text:name="tableTasks.plannedcost"/>
        <text:user-field-decl office:value-type="string" office:string-value="Actual Cost" text:name="tableTasks.actualcost"/>
        <text:user-field-decl office:value-type="string" office:string-value="Actual Start" text:name="tableTasks.actualstart"/>
        <text:user-field-decl office:value-type="string" office:string-value="Started" text:name="tableTasks.started"/>
        <text:user-field-decl office:value-type="string" office:string-value="Actual Finish" text:name="tableTasks.actualfinish"/>
        <text:user-field-decl office:value-type="string" office:string-value="Finished" text:name="tableTasks.finished"/>
        <text:user-field-decl office:value-type="string" office:string-value="Status Note" text:name="tableTasks.statusnote"/>
        <text:user-field-decl office:value-type="string" office:string-value="Scheduling Status" text:name="tableTasks.schedulingstatus"/>
        <text:user-field-decl office:value-type="string" office:string-value="Not Scheduled" text:name="tableTasks.notscheduled"/>
        <text:user-field-decl office:value-type="string" office:string-value="Assignment Missing" text:name="tableTasks.assignmentmissing"/>
        <text:user-field-decl office:value-type="string" office:string-value="Resource Overbooked" text:name="tableTasks.resourceoverbooked"/>
        <text:user-field-decl office:value-type="string" office:string-value="Resource Unavailable" text:name="tableTasks.resourceunavailable"/>
        <text:user-field-decl office:value-type="string" office:string-value="Constraints Error" text:name="tableTasks.constraintserror"/>
        <text:user-field-decl office:value-type="string" office:string-value="Effort Not Met" text:name="tableTasks.effortnotmet"/>
        <text:user-field-decl office:value-type="string" office:string-value="Scheduling Error" text:name="tableTasks.schedulingerror"/>
        <text:user-field-decl office:value-type="string" office:string-value="WBS Code" text:name="tableTasks.wbscode"/>
        <text:user-field-decl office:value-type="string" office:string-value="Level" text:name="tableTasks.level"/>
        <text:user-field-decl office:value-type="string" office:string-value="BCWS" text:name="tableTasks.bcws"/>
        <text:user-field-decl office:value-type="string" office:string-value="BCWP" text:name="tableTasks.bcwp"/>
        <text:user-field-decl office:value-type="string" office:string-value="ACWP" text:name="tableTasks.acwp"/>
        <text:user-field-decl office:value-type="string" office:string-value="SPI" text:name="tableTasks.spi"/>
        <text:user-field-decl office:value-type="string" office:string-value="Critical" text:name="tableTasks.critical"/>
        <text:user-field-decl office:value-type="string" office:string-value="Critical Path" text:name="tableTasks.criticalpath"/>
        <text:user-field-decl office:value-type="string" office:string-value="Owner" text:name="tableTasks.owner"/>
        <text:user-field-decl office:value-type="string" office:string-value="Time" text:name="tableTasks.time"/>
        <text:user-field-decl office:value-type="string" office:string-value="taskstatus" text:name="tableTaskStatus"/>
        <text:user-field-decl office:value-type="string" office:string-value="Name" text:name="tableTaskStatus.name"/>
        <text:user-field-decl office:value-type="string" office:string-value="Type" text:name="tableTaskStatus.Type"/>
        <text:user-field-decl office:value-type="string" office:string-value="Priority" text:name="tableTaskStatus.priority"/>
        <text:user-field-decl office:value-type="string" office:string-value="Responsible" text:name="tableTaskStatus.responsible"/>
        <text:user-field-decl office:value-type="string" office:string-value="Allocation" text:name="tableTaskStatus.allocation"/>
        <text:user-field-decl office:value-type="string" office:string-value="Estimate Type" text:name="tableTaskStatus.estimatetype"/>
        <text:user-field-decl office:value-type="string" office:string-value="Calendar" text:name="tableTaskStatus.calendar"/>
        <text:user-field-decl office:value-type="string" office:string-value="Estimate" text:name="tableTaskStatus.estimate"/>
        <text:user-field-decl office:value-type="string" office:string-value="Risk" text:name="tableTaskStatus.Risk"/>
        <text:user-field-decl office:value-type="string" office:string-value="Constraint" text:name="tableTaskStatus.constraint"/>
        <text:user-field-decl office:value-type="string" office:string-value="Constraint Start" text:name="tableTaskStatus.constraintstart"/>
        <text:user-field-decl office:value-type="string" office:string-value="Constraint End" text:name="tableTaskStatus.constraintend"/>
        <text:user-field-decl office:value-type="string" office:string-value="Running Account" text:name="tableTaskStatus.runningaccount"/>
        <text:user-field-decl office:value-type="string" office:string-value="Startup Account" text:name="tableTaskStatus.startupaccount"/>
        <text:user-field-decl office:value-type="string" office:string-value="Startup Cost" text:name="tableTaskStatus.Startup Cost"/>
        <text:user-field-decl office:value-type="string" office:string-value="Shutdown Account" text:name="tableTaskStatus.shutdownaccount"/>
        <text:user-field-decl office:value-type="string" office:string-value="Shutdown Cost" text:name="tableTaskStatus.shutdowncost"/>
        <text:user-field-decl office:value-type="string" office:string-value="Description" text:name="tableTaskStatus.description"/>
        <text:user-field-decl office:value-type="string" office:string-value="Expected" text:name="tableTaskStatus.expected"/>
        <text:user-field-decl office:value-type="string" office:string-value="Variance (Est)" text:name="tableTaskStatus.varianceest"/>
        <text:user-field-decl office:value-type="string" office:string-value="Start Time" text:name="tableTaskStatus.starttime"/>
        <text:user-field-decl office:value-type="string" office:string-value="End Time" text:name="tableTaskStatus.endtime"/>
        <text:user-field-decl office:value-type="string" office:string-value="Early Start" text:name="tableTaskStatus.earlystart"/>
        <text:user-field-decl office:value-type="string" office:string-value="Early Finish" text:name="tableTaskStatus.earlyfinish"/>
        <text:user-field-decl office:value-type="string" office:string-value="Late Start" text:name="tableTaskStatus.latestart"/>
        <text:user-field-decl office:value-type="string" office:string-value="Late Finish" text:name="tableTaskStatus.latefinish"/>
        <text:user-field-decl office:value-type="string" office:string-value="Positive Float" text:name="tableTaskStatus.positivefloat"/>
        <text:user-field-decl office:value-type="string" office:string-value="Free Float" text:name="tableTaskStatus.freefloat"/>
        <text:user-field-decl office:value-type="string" office:string-value="Negative Float" text:name="tableTaskStatus.negativefloat"/>
        <text:user-field-decl office:value-type="string" office:string-value="Start Float" text:name="tableTaskStatus.startfloat"/>
        <text:user-field-decl office:value-type="string" office:string-value="Finish Float" text:name="tableTaskStatus.finishfloat"/>
        <text:user-field-decl office:value-type="string" office:string-value="Assignments" text:name="tableTaskStatus.Assignments"/>
        <text:user-field-decl office:value-type="string" office:string-value="Duration" text:name="tableTaskStatus.Duration"/>
        <text:user-field-decl office:value-type="string" office:string-value="Variance (Dur)" text:name="tableTaskStatus.variancedur"/>
        <text:user-field-decl office:value-type="string" office:string-value="Optimistic (Dur)" text:name="tableTaskStatus.optimisticdur"/>
        <text:user-field-decl office:value-type="string" office:string-value="Pessimistic (Dur)" text:name="tableTaskStatus.pessimisticdur"/>
        <text:user-field-decl office:value-type="string" office:string-value="Status" text:name="tableTaskStatus.status"/>
        <text:user-field-decl office:value-type="string" office:string-value="Planned Effort" text:name="tableTaskStatus.plannedeffort"/>
        <text:user-field-decl office:value-type="string" office:string-value="Actual Effort" text:name="tableTaskStatus.actualeffort"/>
        <text:user-field-decl office:value-type="string" office:string-value="Remaining Effort" text:name="tableTaskStatus.remainingeffort"/>
        <text:user-field-decl office:value-type="string" office:string-value="Planned Cost" text:name="tableTaskStatus.plannedcost"/>
        <text:user-field-decl office:value-type="string" office:string-value="Actual Cost" text:name="tableTaskStatus.actualcost"/>
        <text:user-field-decl office:value-type="string" office:string-value="Actual Start" text:name="tableTaskStatus.actualstart"/>
        <text:user-field-decl office:value-type="string" office:string-value="Started" text:name="tableTaskStatus.started"/>
        <text:user-field-decl office:value-type="string" office:string-value="Actual Finish" text:name="tableTaskStatus.actualfinish"/>
        <text:user-field-decl office:value-type="string" office:string-value="Finished" text:name="tableTaskStatus.finished"/>
        <text:user-field-decl office:value-type="string" office:string-value="Status Note" text:name="tableTaskStatus.statusnote"/>
        <text:user-field-decl office:value-type="string" office:string-value="Scheduling Status" text:name="tableTaskStatus.schedulingstatus"/>
        <text:user-field-decl office:value-type="string" office:string-value="Not Scheduled" text:name="tableTaskStatus.notscheduled"/>
        <text:user-field-decl office:value-type="string" office:string-value="Assignment Missing" text:name="tableTaskStatus.assignmentmissing"/>
        <text:user-field-decl office:value-type="string" office:string-value="Resource Overbooked" text:name="tableTaskStatus.resourceoverbooked"/>
        <text:user-field-decl office:value-type="string" office:string-value="Resource Unavailable" text:name="tableTaskStatus.resourceunavailable"/>
        <text:user-field-decl office:value-type="string" office:string-value="Constraints Error" text:name="tableTaskStatus.constraintserror"/>
        <text:user-field-decl office:value-type="string" office:string-value="Effort Not Met" text:name="tableTaskStatus.effortnotmet"/>
        <text:user-field-decl office:value-type="string" office:string-value="Scheduling Error" text:name="tableTaskStatus.schedulingerror"/>
        <text:user-field-decl office:value-type="string" office:string-value="WBS Code" text:name="tableTaskStatus.wbscode"/>
        <text:user-field-decl office:value-type="string" office:string-value="Level" text:name="tableTaskStatus.level"/>
        <text:user-field-decl office:value-type="string" office:string-value="BCWS" text:name="tableTaskStatus.bcws"/>
        <text:user-field-decl office:value-type="string" office:string-value="BCWP" text:name="tableTaskStatus.bcwp"/>
        <text:user-field-decl office:value-type="string" office:string-value="ACWP" text:name="tableTaskStatus.acwp"/>
        <text:user-field-decl office:value-type="string" office:string-value="SPI" text:name="tableTaskStatus.spi"/>
        <text:user-field-decl office:value-type="string" office:string-value="Critical" text:name="tableTaskStatus.critical"/>
        <text:user-field-decl office:value-type="string" office:string-value="Critical Path" text:name="tableTaskStatus.criticalpath"/>
        <text:user-field-decl office:value-type="string" office:string-value="Owner" text:name="tableTaskStatus.owner"/>
        <text:user-field-decl office:value-type="string" office:string-value="Time" text:name="tableTaskStatus.time"/>
        <text:user-field-decl office:value-type="string" office:string-value="% Completed" text:name="tableTasks.completion"/>
        <text:user-field-decl office:value-type="string" office:string-value="Direction" text:name="tableSchedules.direction"/>
        <text:user-field-decl office:value-type="string" office:string-value="Distribution" text:name="tableSchedules.distribution"/>
        <text:user-field-decl office:value-type="string" office:string-value="Granularity" text:name="tableSchedules.granularity"/>
        <text:user-field-decl office:value-type="string" office:string-value="Mode" text:name="tableSchedules.mode"/>
        <text:user-field-decl office:value-type="string" office:string-value="Overbooking" text:name="tableSchedules.overbooking"/>
        <text:user-field-decl office:value-type="string" office:string-value="Planned Finish" text:name="tableSchedules.plannedfinish"/>
        <text:user-field-decl office:value-type="string" office:string-value="Planned Start" text:name="tableSchedules.plannedstart"/>
        <text:user-field-decl office:value-type="string" office:string-value="Scheduler" text:name="tableSchedules.scheduler"/>
        <text:user-field-decl office:value-type="string" office:string-value="State" text:name="tableSchedules.state"/>
        <text:user-field-decl office:value-type="string" office:string-value="Name" text:name="tableSchedules.name"/>
        <text:user-field-decl office:value-type="string" office:string-value="% Completed" text:name="tableTaskStatus.completion"/>
        <text:user-field-decl office:value-type="string" office:string-value="Startup Cost" text:name="tableTaskStatus.Startup"/>
        <text:user-field-decl office:value-type="string" office:string-value="" text:name="tableTasks.Startup"/>
        <text:user-field-decl office:value-type="string" office:string-value="" text:name="tableProjects.bcws"/>
        <text:user-field-decl office:value-type="string" office:string-value="" text:name="tableProjects.bcwp"/>
        <text:user-field-decl office:value-type="string" office:string-value="" text:name="tableProjects.acwp"/>
        <text:user-field-decl office:value-type="string" office:string-value="" text:name="tableProjects.cpicost"/>
        <text:user-field-decl office:value-type="string" office:string-value="" text:name="tableProjects.spicost"/>
      </text:user-field-decls>
      <text:p text:style-name="P5">Project performance data.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header-rows>
          <table:table-row>
            <table:table-cell table:style-name="Table1.A1" office:value-type="string">
              <text:p text:style-name="P2"><text:user-field-get text:name="tableProjects.bcws"/><text:user-field-get text:name="tr.bcws">BCWS</text:user-field-get></text:p>
            </table:table-cell>
            <table:table-cell table:style-name="Table1.A1" office:value-type="string">
              <text:p text:style-name="P6"><text:user-field-get text:name="tableProjects.bcwp"/><text:user-field-get text:name="tr.bcwp">BCWP</text:user-field-get></text:p>
            </table:table-cell>
            <table:table-cell table:style-name="Table1.A1" office:value-type="string">
              <text:p text:style-name="P2"><text:user-field-get text:name="tableProjects.acwp"/><text:user-field-get text:name="tr.acwp">ACWP</text:user-field-get></text:p>
            </table:table-cell>
            <table:table-cell table:style-name="Table1.A1" office:value-type="string">
              <text:p text:style-name="P2"><text:user-field-get text:name="tableProjects.cpicost"/><text:user-field-get text:name="tr.spi">SPI</text:user-field-get></text:p>
            </table:table-cell>
            <table:table-cell table:style-name="Table1.E1" office:value-type="string">
              <text:p text:style-name="P2"><text:user-field-get text:name="tableProjects.spicost"/><text:user-field-get text:name="tr.cpi">CPI</text:user-field-get></text:p>
            </table:table-cell>
          </table:table-row>
        </table:table-header-rows>
        <table:table-row>
          <table:table-cell table:style-name="Table1.A2" office:value-type="string">
            <text:p text:style-name="Table_20_Contents"><text:user-field-get text:name="tableProjects.bcws"/><text:user-field-get text:name="project.bcwseffort">BCWS Effort</text:user-field-get></text:p>
          </table:table-cell>
          <table:table-cell table:style-name="Table1.B2" office:value-type="string">
            <text:p text:style-name="Table_20_Contents"><text:user-field-get text:name="tableProjects.bcwp"/><text:user-field-get text:name="project.bcwpeffort">BCWP Effort</text:user-field-get></text:p>
          </table:table-cell>
          <table:table-cell table:style-name="Table1.C2" office:value-type="string">
            <text:p text:style-name="Table_20_Contents"><text:user-field-get text:name="tableProjects.acwp"/><text:user-field-get text:name="project.acwpeffort">ACWP Effort</text:user-field-get></text:p>
          </table:table-cell>
          <table:table-cell table:style-name="Table1.D2" office:value-type="string">
            <text:p text:style-name="Table_20_Contents"><text:user-field-get text:name="tableProjects.cpicost"/><text:user-field-get text:name="project.spicost">SPI Cost</text:user-field-get></text:p>
          </table:table-cell>
          <table:table-cell table:style-name="Table1.E2" office:value-type="string">
            <text:p text:style-name="Table_20_Contents"><text:user-field-get text:name="tableProjects.spicost"/><text:user-field-get text:name="project.cpieffort">CPI Effort</text:user-field-get></text:p>
          </table:table-cell>
        </table:table-row>
      </table:table>
      <text:p text:style-name="P4"/>
      <text:p text:style-name="P4"><text:user-field-get text:name="chartPerformanceEffort">project; values=spi effort, cpi effort;</text:user-field-get></text:p>
      <text:p text:style-name="P4"><draw:frame draw:style-name="fr1" draw:name="Object1" text:anchor-type="paragraph" svg:width="15.998cm" svg:height="7.20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<text:user-field-get text:name="chartBudgetEffort">project; values=bcws effort, bcwp effort, acwp effort;</text:user-field-get></text:p>
      <text:p text:style-name="P4"/>
      <text:p text:style-name="P4"><draw:frame draw:style-name="fr2" draw:name="Object2" text:anchor-type="paragraph" svg:width="15.998cm" svg:height="7.729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TC Regular" style:font-size-asian="10.5pt" style:language-asian="zh" style:country-asian="HK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TC Regular" style:font-size-asian="10.5pt" style:language-asian="zh" style:country-asian="HK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1.007cm"/>
    </style:style>
    <style:style style:name="Table3.B" style:family="table-column">
      <style:table-column-properties style:column-width="1.984cm"/>
    </style:style>
    <style:style style:name="Table3.C" style:family="table-column">
      <style:table-column-properties style:column-width="4.02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text-properties fo:font-size="8pt" fo:font-style="italic" style:font-size-asian="8pt" style:font-style-asian="italic" style:font-size-complex="8pt" style:font-style-complex="italic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<text:user-field-get text:name="tr.project">Project</text:user-field-get></text:p>
            </table:table-cell>
            <table:table-cell table:style-name="Table3.A1" office:value-type="string">
              <text:p text:style-name="MP1"><text:user-field-get text:name="tr.schedule">Schedule</text:user-field-get></text:p>
            </table:table-cell>
            <table:table-cell table:style-name="Table3.C1" office:value-type="string">
              <text:p text:style-name="MP1"><text:user-field-get text:name="tr.manager">Manager</text:user-field-get></text:p>
            </table:table-cell>
          </table:table-row>
          <table:table-row>
            <table:table-cell table:style-name="Table3.A2" office:value-type="string">
              <text:p text:style-name="Table_20_Contents"><text:user-field-get text:name="project.name">Name</text:user-field-get></text:p>
            </table:table-cell>
            <table:table-cell table:style-name="Table3.A2" office:value-type="string">
              <text:p text:style-name="Table_20_Contents"><text:user-field-get text:name="schedule.name">Name</text:user-field-get></text:p>
            </table:table-cell>
            <table:table-cell table:style-name="Table3.C2" office:value-type="string">
              <text:p text:style-name="Table_20_Contents"><text:user-field-get text:name="project.manager">Manager</text:user-field-get></text:p>
            </table:table-cell>
          </table:table-row>
        </table:table>
        <text:p text:style-name="Header"/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09:22:41.902516529</meta:creation-date>
    <dc:date>2019-09-19T09:50:20.733534044</dc:date>
    <meta:editing-duration>PT17H13M39S</meta:editing-duration>
    <meta:editing-cycles>44</meta:editing-cycles>
    <meta:generator>LibreOffice/6.0.7.3$Linux_X86_64 LibreOffice_project/00m0$Build-3</meta:generator>
    <meta:document-statistic meta:table-count="2" meta:image-count="0" meta:object-count="2" meta:page-count="1" meta:paragraph-count="20" meta:word-count="37" meta:character-count="225" meta:non-whitespace-character-count="20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zh" number:country="HK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7.205cm" xlink:href="." xlink:type="simple" chart:class="chart:line" chart:style-name="ch1">
        <chart:legend chart:legend-position="end" svg:x="13.199cm" svg:y="3.054cm" style:legend-expansion="high" chart:style-name="ch2"/>
        <chart:plot-area chart:style-name="ch3" chart:data-source-has-labels="both" svg:x="0.319cm" svg:y="0.144cm" svg:width="12.561cm" svg:height="6.917cm">
          <chartooo:coordinate-region svg:x="0.94cm" svg:y="0.343cm" svg:width="11.94cm" svg:height="6.071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float" office:value="42856">
                <text:p>42856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2857">
                <text:p>42857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zh" number:country="HK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7.729cm" xlink:href="." xlink:type="simple" chart:class="chart:bar" chart:style-name="ch1">
        <chart:legend chart:legend-position="end" svg:x="13.788cm" svg:y="3.067cm" style:legend-expansion="high" chart:style-name="ch2"/>
        <chart:plot-area chart:style-name="ch3" chart:data-source-has-labels="both" svg:x="0.319cm" svg:y="0.154cm" svg:width="13.15cm" svg:height="7.421cm">
          <chartooo:coordinate-region svg:x="0.94cm" svg:y="0.353cm" svg:width="12.529cm" svg:height="6.57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